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2d4" officeooo:paragraph-rsid="000892d4"/>
    </style:style>
    <style:style style:name="P2" style:family="paragraph" style:parent-style-name="Standard">
      <style:text-properties officeooo:rsid="000a3a3a" officeooo:paragraph-rsid="000a3a3a"/>
    </style:style>
    <style:style style:name="P3" style:family="paragraph" style:parent-style-name="Standard">
      <style:text-properties fo:font-style="italic" officeooo:rsid="000a3a3a" officeooo:paragraph-rsid="000a3a3a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92d4" style:font-weight-asian="bold" style:font-weight-complex="bold"/>
    </style:style>
    <style:style style:name="T3" style:family="text">
      <style:text-properties fo:font-weight="bold" officeooo:rsid="000a4c0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4c06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wnloader le projet <text:span text:style-name="T1">cryptarxis</text:span> depuis github :</text:p>
      <text:p text:style-name="P1"><text:tab/>mkdir <text:span text:style-name="T1">cryptarxis</text:span></text:p>
      <text:p text:style-name="P1"><text:span text:style-name="T1"><text:tab/></text:span><text:span text:style-name="T4">cd </text:span><text:span text:style-name="T1">cryptarxis</text:span></text:p>
      <text:p text:style-name="P1"><text:tab/>git init -b main</text:p>
      <text:p text:style-name="P1"><text:tab/>git remote add origin <text:a xlink:type="simple" xlink:href="mailto:git@github.com" text:style-name="Internet_20_link" text:visited-style-name="Visited_20_Internet_20_Link">git@github.com</text:a>:Arxis75/<text:span text:style-name="T1">cryptarxis</text:span>.git</text:p>
      <text:p text:style-name="P1"><text:tab/>git pull --rebase origin main</text:p>
      <text:p text:style-name="P1"/>
      <text:p text:style-name="P3"><text:span text:style-name="T6">Nota :</text:span> Toutes les dépendances sont downloadées automatiquement (dans \build), <text:span text:style-name="T5">y compris </text:span><text:span text:style-name="T3">reactor</text:span></text:p>
      <text:p text:style-name="P2"/>
      <text:p text:style-name="P2">Exécuter le script <text:span text:style-name="T4">regenerate_deps.sh</text:span> pour patcher la dépendance ethash</text:p>
      <text:p text:style-name="P2"><text:span text:style-name="T1"><text:tab/></text:span><text:span text:style-name="T4">regenerate_deps.sh</text:span></text:p>
      <text:p text:style-name="P2"/>
      <text:p text:style-name="P2">Lancer VSCode</text:p>
      <text:p text:style-name="P2"><text:tab/>code .</text:p>
      <text:p text:style-name="P2"/>
      <text:p text:style-name="P2">Définir la cible de build <text:span text:style-name="T2">cryptarxis <text:s/></text:span>dans VSCode.</text:p>
      <text:p text:style-name="P2"/>
      <text:p text:style-name="P2">Générer <text:span text:style-name="T5">&amp; Lancer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8:28:33.630681807</meta:creation-date>
    <dc:date>2024-08-30T19:02:11.403459437</dc:date>
    <meta:editing-duration>PT3M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64" meta:character-count="457" meta:non-whitespace-character-count="399"/>
  </office:meta>
</office:document-meta>
</file>